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19.85pt"/>
    </style:style>
    <style:style style:name="co2"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Form_20_Responses_20_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rm Responses 1" table:style-name="ta1">
        <office:forms form:automatic-focus="false" form:apply-design-mode="false"/>
        <table:table-column table:style-name="co1" table:number-columns-repeated="17" table:default-cell-style-name="Default"/>
        <table:table-column table:style-name="co2" table:number-columns-repeated="1007" table:default-cell-style-name="Default"/>
        <table:table-row table:style-name="ro1">
          <table:table-cell table:style-name="ce1" office:value-type="string" calcext:value-type="string">
            <text:p>Timestamp</text:p>
          </table:table-cell>
          <table:table-cell table:style-name="ce1" office:value-type="string" calcext:value-type="string">
            <text:p>Name</text:p>
          </table:table-cell>
          <table:table-cell table:style-name="ce1" office:value-type="string" calcext:value-type="string">
            <text:p>Preferred Email</text:p>
          </table:table-cell>
          <table:table-cell table:style-name="ce1" office:value-type="string" calcext:value-type="string">
            <text:p>Job Title &amp; Affiliation</text:p>
          </table:table-cell>
          <table:table-cell table:style-name="ce1" office:value-type="string" calcext:value-type="string">
            <text:p>Please provide a short bio for the website and marketing material</text:p>
          </table:table-cell>
          <table:table-cell table:style-name="ce1" office:value-type="string" calcext:value-type="string">
            <text:p>Please provide a link to a headshot of you for the website and marketing material</text:p>
          </table:table-cell>
          <table:table-cell table:style-name="ce1" office:value-type="string" calcext:value-type="string">
            <text:p>Would you like to give a presentation or participate on a panel?</text:p>
          </table:table-cell>
          <table:table-cell table:style-name="ce1" office:value-type="string" calcext:value-type="string">
            <text:p>Potential Topics</text:p>
          </table:table-cell>
          <table:table-cell table:style-name="ce1" office:value-type="string" calcext:value-type="string">
            <text:p>Have you spoken or written about the topics you intend to speak at MIT Bitcoin Expo 2021 before? If possible, provide a link below</text:p>
          </table:table-cell>
          <table:table-cell table:style-name="ce1" office:value-type="string" calcext:value-type="string">
            <text:p>Do you have suggestions for a novel interactive or hands-on session in a remote event format?</text:p>
          </table:table-cell>
          <table:table-cell table:style-name="ce1" office:value-type="string" calcext:value-type="string">
            <text:p>Please indicate your availability</text:p>
          </table:table-cell>
          <table:table-cell table:number-columns-repeated="1013"/>
        </table:table-row>
        <table:table-row table:style-name="ro1">
          <table:table-cell table:style-name="ce2" office:value-type="date" office:date-value="2021-02-05T02:50:04.541" calcext:value-type="date">
            <text:p>2/5/2021 2:50:05</text:p>
          </table:table-cell>
          <table:table-cell table:style-name="ce3" office:value-type="string" calcext:value-type="string">
            <text:p>Peter McCormack</text:p>
          </table:table-cell>
          <table:table-cell table:style-name="ce3" office:value-type="string" calcext:value-type="string">
            <text:p>hello@whatbitcoindid.com</text:p>
          </table:table-cell>
          <table:table-cell table:style-name="ce3" office:value-type="string" calcext:value-type="string">
            <text:p>Podcast Host</text:p>
          </table:table-cell>
          <table:table-cell table:style-name="ce3" office:value-type="string" calcext:value-type="string">
            <text:p>Peter McCormack is a full time journalist/podcaster covering topics such as Freedom, Human Rights, Censorship and Bitcoin. Peter created and hosts the What Bitcoin Did Podcast, a twice-weekly Bitcoin podcast where he interviews experts in the world of Bitcoin development, privacy, investment and adoption. Launched in November of 2017, the podcast has grown to over 300 episodes with a guest list that is a testament to the diversity of knowledge and opinions that represent the broader Bitcoin community. Expanding his growing list of human interest recordings, documentaries and films Peter has recently launched the Defiance podcast, Defiance TV and Never Edit.</text:p>
          </table:table-cell>
          <table:table-cell table:style-name="ce4" office:value-type="string" calcext:value-type="string">
            <text:p><text:a xlink:href="https://imgur.com/sDPCReN" xlink:type="simple">https://imgur.com/sDPCReN</text:a></text:p>
          </table:table-cell>
          <table:table-cell table:style-name="ce3" office:value-type="string" calcext:value-type="string">
            <text:p>Panel Discussion, Panel Moderator</text:p>
          </table:table-cell>
          <table:table-cell table:style-name="ce3" office:value-type="string" calcext:value-type="string">
            <text:p>Anything Bitcoin :)</text:p>
          </table:table-cell>
          <table:table-cell table:style-name="ce4" office:value-type="string" calcext:value-type="string">
            <text:p><text:a xlink:href="http://www.whatbitcoindid.com" xlink:type="simple">www.whatbitcoindid.com</text:a></text:p>
          </table:table-cell>
          <table:table-cell/>
          <table:table-cell table:style-name="ce3" office:value-type="string" calcext:value-type="string">
            <text:p>Full weekend (April 3 &amp; 4, 2021)</text:p>
          </table:table-cell>
          <table:table-cell table:number-columns-repeated="1013"/>
        </table:table-row>
        <table:table-row table:style-name="ro1">
          <table:table-cell table:style-name="ce2" office:value-type="date" office:date-value="2021-02-10T18:25:17.114" calcext:value-type="date">
            <text:p>2/10/2021 18:25:17</text:p>
          </table:table-cell>
          <table:table-cell table:style-name="ce3" office:value-type="string" calcext:value-type="string">
            <text:p>Chuanwei "David" Zou</text:p>
          </table:table-cell>
          <table:table-cell table:style-name="ce3" office:value-type="string" calcext:value-type="string">
            <text:p>david_zou@hks17.harvard.edu</text:p>
          </table:table-cell>
          <table:table-cell table:style-name="ce3" office:value-type="string" calcext:value-type="string">
            <text:p>Chief Economist, Wanxiang Blockchain</text:p>
          </table:table-cell>
          <table:table-cell table:style-name="ce3" office:value-type="string" calcext:value-type="string">
            <text:p>Dr. Chuanwei David Zou, Chief Economist of Wanxiang Blockchain</text:p>
            <text:p>Previously, Dr. Zou held various positions in China Investment Corporation (CIC) and Nanhu Finance Corporation from 2006 to 2019. Dr. Zou received Ph.D. in Economics from Tsinghua University, Mid-Career MPA from Harvard University, M.A. in economics and B.S. in Statistics from Peking University. In 2015, Dr. Zou was a winner of the 1st Sun Yefang Prize for Financial Innovation (China’s top prize for economists) and the 5th China Soft Science Prize for his research on fintech. In 2013, 2014 and 2017, his books were selected into the lists of “financial books of the year” by China Business Network. In 2019, Dr. Zou was nominated as one of the "top 10 institutional economists of the year" by China Business Network.</text:p>
          </table:table-cell>
          <table:table-cell table:style-name="ce4" office:value-type="string" calcext:value-type="string">
            <text:p><text:a xlink:href="https://imgur.com/a/dHXydyU" xlink:type="simple">https://imgur.com/a/dHXydyU</text:a></text:p>
          </table:table-cell>
          <table:table-cell table:style-name="ce3" office:value-type="string" calcext:value-type="string">
            <text:p>Presentation, Panel Discussion</text:p>
          </table:table-cell>
          <table:table-cell table:style-name="ce3" office:value-type="string" calcext:value-type="string">
            <text:p>Chinese digital fiat currency (i.e. eCNY) or central bank digital currencies in general</text:p>
          </table:table-cell>
          <table:table-cell table:style-name="ce3" office:value-type="string" calcext:value-type="string">
            <text:p>Yes. https://www.linkedin.com/pulse/ecny-from-perspective-linked-exchange-rate-system-zou/?trackingId=g4lIl%2FYlY6cM%2FvKrC9cbWA%3D%3D</text:p>
          </table:table-cell>
          <table:table-cell table:style-name="ce3" office:value-type="string" calcext:value-type="string">
            <text:p>No</text:p>
          </table:table-cell>
          <table:table-cell table:style-name="ce3" office:value-type="string" calcext:value-type="string">
            <text:p>Full weekend (April 3 &amp; 4, 2021)</text:p>
          </table:table-cell>
          <table:table-cell table:number-columns-repeated="1013"/>
        </table:table-row>
        <table:table-row table:style-name="ro1">
          <table:table-cell table:style-name="ce2" office:value-type="date" office:date-value="2021-02-16T10:42:26.35" calcext:value-type="date">
            <text:p>2/16/2021 10:42:26</text:p>
          </table:table-cell>
          <table:table-cell table:style-name="ce3" office:value-type="string" calcext:value-type="string">
            <text:p>Jameson Lopp</text:p>
          </table:table-cell>
          <table:table-cell table:style-name="ce3" office:value-type="string" calcext:value-type="string">
            <text:p>jameson@team.casa</text:p>
          </table:table-cell>
          <table:table-cell table:style-name="ce3" office:value-type="string" calcext:value-type="string">
            <text:p>Casa Co-founder &amp; CTO</text:p>
          </table:table-cell>
          <table:table-cell table:style-name="ce3" office:value-type="string" calcext:value-type="string">
            <text:p>Jameson has been building multisignature Bitcoin wallets for 6 years, first at BitGo for enterprises and now at Casa for individuals. He is the founder of Mensa's Bitcoin Special Interest Group, the Triangle Blockchain &amp; Business meetup, and several open source Bitcoin projects, Throughout this time he has been writing and given presentations about what he has learned the hard way while trying to write robust software that can withstand both adversaries and unsophisticated end users.</text:p>
          </table:table-cell>
          <table:table-cell table:style-name="ce4" office:value-type="string" calcext:value-type="string">
            <text:p><text:a xlink:href="https://imgur.com/4bUVkYM" xlink:type="simple">https://imgur.com/4bUVkYM</text:a></text:p>
          </table:table-cell>
          <table:table-cell table:style-name="ce3" office:value-type="string" calcext:value-type="string">
            <text:p>Panel Discussion</text:p>
          </table:table-cell>
          <table:table-cell table:style-name="ce3" office:value-type="string" calcext:value-type="string">
            <text:p>Bitcoin / Security / Privacy</text:p>
          </table:table-cell>
          <table:table-cell table:style-name="ce3" office:value-type="string" calcext:value-type="string">
            <text:p>https://www.youtube.com/watch?v=UXOwerjuQ9M</text:p>
            <text:p>https://www.youtube.com/watch?v=axSOWC896PA</text:p>
          </table:table-cell>
          <table:table-cell/>
          <table:table-cell table:style-name="ce3" office:value-type="string" calcext:value-type="string">
            <text:p>Full weekend (April 3 &amp; 4, 2021)</text:p>
          </table:table-cell>
          <table:table-cell table:number-columns-repeated="1013"/>
        </table:table-row>
        <table:table-row table:style-name="ro1">
          <table:table-cell table:style-name="ce2" office:value-type="date" office:date-value="2021-02-17T02:31:53.851" calcext:value-type="date">
            <text:p>2/17/2021 2:31:54</text:p>
          </table:table-cell>
          <table:table-cell table:style-name="ce3" office:value-type="string" calcext:value-type="string">
            <text:p>Max Hillebrand</text:p>
          </table:table-cell>
          <table:table-cell table:style-name="ce3" office:value-type="string" calcext:value-type="string">
            <text:p>max@towardsliberty.com</text:p>
          </table:table-cell>
          <table:table-cell table:style-name="ce3" office:value-type="string" calcext:value-type="string">
            <text:p>Free Software Entrepreneur</text:p>
          </table:table-cell>
          <table:table-cell table:style-name="ce3" office:value-type="string" calcext:value-type="string">
            <text:p>Max is contributing to several free software projects, building the tools he want to use in order to defend his liberties. As these weapons of cyberspace are fundamentally non-scarce, he shares his work free for anyone to use. His focus is on creating a second realm with a sound monetary economy in which sovereign individuals can pursue their entrepreneurial action.</text:p>
          </table:table-cell>
          <table:table-cell table:style-name="ce4" office:value-type="string" calcext:value-type="string">
            <text:p><text:a xlink:href="https://pbs.twimg.com/profile_images/1311357499514269696/-HQFwyFH_400x400.jpg" xlink:type="simple">https://pbs.twimg.com/profile_images/1311357499514269696/-HQFwyFH_400x400.jpg</text:a></text:p>
          </table:table-cell>
          <table:table-cell table:style-name="ce3" office:value-type="string" calcext:value-type="string">
            <text:p>Presentation, Panel Discussion, Panel Moderator</text:p>
          </table:table-cell>
          <table:table-cell table:style-name="ce3" office:value-type="string" calcext:value-type="string">
            <text:p>Finally, private collaborative Bitcoin transactions with WabiSabi || The Praxeology of Privacy || Entrepreneurial capital allocation in a sound Bitcoin economy</text:p>
          </table:table-cell>
          <table:table-cell table:style-name="ce3" office:value-type="string" calcext:value-type="string">
            <text:p>https://www.youtube.com/playlist?list=PLPwc75tPMdsgTYlu9dJZlosCm0s7WmIpF || https://www.youtube.com/watch?v=yxIZBrvHMwg || https://www.youtube.com/watch?v=K1XWPf5nQ6Y&amp;list=PLPj3KCksGbSafpOorg0NdeVXGIPNqV_8a</text:p>
          </table:table-cell>
          <table:table-cell table:style-name="ce3" office:value-type="string" calcext:value-type="string">
            <text:p>I would be happy to organize and moderate a Socratic Seminar about any topic in my expertise.</text:p>
          </table:table-cell>
          <table:table-cell table:style-name="ce3" office:value-type="string" calcext:value-type="string">
            <text:p>Full weekend (April 3 &amp; 4, 2021)</text:p>
          </table:table-cell>
          <table:table-cell table:number-columns-repeated="1013"/>
        </table:table-row>
        <table:table-row table:style-name="ro1">
          <table:table-cell table:style-name="ce2" office:value-type="date" office:date-value="2021-02-20T12:29:47.279" calcext:value-type="date">
            <text:p>2/20/2021 12:29:47</text:p>
          </table:table-cell>
          <table:table-cell table:style-name="ce3" office:value-type="string" calcext:value-type="string">
            <text:p>Rene Pickhardt</text:p>
          </table:table-cell>
          <table:table-cell table:style-name="ce3" office:value-type="string" calcext:value-type="string">
            <text:p>r.pickhardt@gmail.com</text:p>
          </table:table-cell>
          <table:table-cell table:style-name="ce3" office:value-type="string" calcext:value-type="string">
            <text:p>Scientist - Norwegian University of Science and Technology</text:p>
          </table:table-cell>
          <table:table-cell table:style-name="ce3" office:value-type="string" calcext:value-type="string">
            <text:p>Rene is researching on improving the payment reliability on the Lightning Network and is employed at the Norwegian University of Science and Technology. He is a co-author of the book "Mastering the Lighting Network" and an Educator on Youtube and Stack Exchange. In his other life he studied mathematics and offers consulting on statistics and counting things properly - which in modern terms is called data science consulting.</text:p>
          </table:table-cell>
          <table:table-cell table:style-name="ce4" office:value-type="string" calcext:value-type="string">
            <text:p><text:a xlink:href="https://wiki.piratenpartei.de/wiki/images/8/8e/Rene-Pickhardt-hochkant.jpg" xlink:type="simple">https://wiki.piratenpartei.de/wiki/images/8/8e/Rene-Pickhardt-hochkant.jpg</text:a></text:p>
          </table:table-cell>
          <table:table-cell table:style-name="ce3" office:value-type="string" calcext:value-type="string">
            <text:p>Presentation, Panel Discussion</text:p>
          </table:table-cell>
          <table:table-cell table:style-name="ce3" office:value-type="string" calcext:value-type="string">
            <text:p>Due to the unknown channel balances of remote channels and the design decision to use onion routing the payment process on the Lightning Network is based on a trial and error approach. I would like to explain how probability theory can be used to account for the uncertainty and to make better decisions to produce candidate paths in payment routing. A payment planning algorithm derived from the findings improves the overall reliability of the lightning network and reduces the expected number of attempts to pay an invoice by roughly 50% in comparison to currently implemented methods. </text:p>
          </table:table-cell>
          <table:table-cell table:style-name="ce3" office:value-type="string" calcext:value-type="string">
            <text:p>A preprint of the work is supposed to hit a preprint server in march but I don't have a link yet</text:p>
          </table:table-cell>
          <table:table-cell table:style-name="ce3" office:value-type="string" calcext:value-type="string">
            <text:p>I could make a lightning network Kahoot (it has worked pretty well on stream with andreas <text:s/>https://youtu.be/fEPW6RXMGmA?t=5502 )</text:p>
          </table:table-cell>
          <table:table-cell table:style-name="ce3" office:value-type="string" calcext:value-type="string">
            <text:p>Full weekend (April 3 &amp; 4, 2021)</text:p>
          </table:table-cell>
          <table:table-cell table:number-columns-repeated="1013"/>
        </table:table-row>
        <table:table-row table:style-name="ro1">
          <table:table-cell table:style-name="ce2" office:value-type="date" office:date-value="2021-02-22T10:01:43.63" calcext:value-type="date">
            <text:p>2/22/2021 10:01:44</text:p>
          </table:table-cell>
          <table:table-cell table:style-name="ce3" office:value-type="string" calcext:value-type="string">
            <text:p>Andrej Skraba</text:p>
          </table:table-cell>
          <table:table-cell table:style-name="ce3" office:value-type="string" calcext:value-type="string">
            <text:p>skraba@nicehash.com</text:p>
          </table:table-cell>
          <table:table-cell table:style-name="ce3" office:value-type="string" calcext:value-type="string">
            <text:p>CMO</text:p>
          </table:table-cell>
          <table:table-cell table:style-name="ce3" office:value-type="string" calcext:value-type="string">
            <text:p>NiceHash - https://www.nicehash.com/</text:p>
          </table:table-cell>
          <table:table-cell table:style-name="ce4" office:value-type="string" calcext:value-type="string">
            <text:p><text:a xlink:href="https://www.linkedin.com/in/andrejskraba/" xlink:type="simple">https://www.linkedin.com/in/andrejskraba/</text:a></text:p>
          </table:table-cell>
          <table:table-cell table:style-name="ce3" office:value-type="string" calcext:value-type="string">
            <text:p>Presentation, Panel Discussion</text:p>
          </table:table-cell>
          <table:table-cell table:style-name="ce3" office:value-type="string" calcext:value-type="string">
            <text:p>We would like to present the following topic: Problem of mining safety for mainstream users - mining software of unknown origin and NiceHash solution: NiceHash QuickMiner</text:p>
          </table:table-cell>
          <table:table-cell table:style-name="ce3" office:value-type="string" calcext:value-type="string">
            <text:p>NiceHash QuickMiner is a new product, but we have written a blog post about this topic here: https://www.nicehash.com/blog/post/hashing-speed-accepted-rejected-speed-and-shares</text:p>
          </table:table-cell>
          <table:table-cell/>
          <table:table-cell table:style-name="ce3" office:value-type="string" calcext:value-type="string">
            <text:p>Full weekend (April 3 &amp; 4, 2021)</text:p>
          </table:table-cell>
          <table:table-cell table:number-columns-repeated="1013"/>
        </table:table-row>
        <table:table-row table:style-name="ro1">
          <table:table-cell table:style-name="ce2" office:value-type="date" office:date-value="2021-02-22T12:49:23.838" calcext:value-type="date">
            <text:p>2/22/2021 12:49:24</text:p>
          </table:table-cell>
          <table:table-cell table:style-name="ce3" office:value-type="string" calcext:value-type="string">
            <text:p>Tadge Dryja</text:p>
          </table:table-cell>
          <table:table-cell table:style-name="ce3" office:value-type="string" calcext:value-type="string">
            <text:p>tdryja@media.mit.edu</text:p>
          </table:table-cell>
          <table:table-cell table:style-name="ce3" office:value-type="string" calcext:value-type="string">
            <text:p>MIT DCI Resarch Scientist</text:p>
          </table:table-cell>
          <table:table-cell table:style-name="ce3" office:value-type="string" calcext:value-type="string">
            <text:p>DCI researcher, co-inventor of the Lightning Network, bitcoin developer working on scalability</text:p>
          </table:table-cell>
          <table:table-cell table:style-name="ce4" office:value-type="string" calcext:value-type="string">
            <text:p><text:a xlink:href="https://mitbitcoinexpo.org/flashback_2020/images/tadge.jpg" xlink:type="simple">https://mitbitcoinexpo.org/flashback_2020/images/tadge.jpg</text:a></text:p>
          </table:table-cell>
          <table:table-cell table:style-name="ce3" office:value-type="string" calcext:value-type="string">
            <text:p>Presentation, Panel Discussion</text:p>
          </table:table-cell>
          <table:table-cell table:style-name="ce3" office:value-type="string" calcext:value-type="string">
            <text:p>How much security is too much security: defending against a 99.999% attack</text:p>
          </table:table-cell>
          <table:table-cell table:style-name="ce3" office:value-type="string" calcext:value-type="string">
            <text:p>Related to utreexo which I talked about in 2019 and 2020</text:p>
          </table:table-cell>
          <table:table-cell table:style-name="ce3" office:value-type="string" calcext:value-type="string">
            <text:p>We could all play starcraft or quake or something. <text:s/>A LAN party but on WAN.</text:p>
          </table:table-cell>
          <table:table-cell table:style-name="ce3" office:value-type="string" calcext:value-type="string">
            <text:p>Full weekend (April 3 &amp; 4, 2021)</text:p>
          </table:table-cell>
          <table:table-cell table:number-columns-repeated="1013"/>
        </table:table-row>
        <table:table-row table:style-name="ro1">
          <table:table-cell table:style-name="ce2" office:value-type="date" office:date-value="2021-02-22T13:15:00.594" calcext:value-type="date">
            <text:p>2/22/2021 13:15:01</text:p>
          </table:table-cell>
          <table:table-cell table:style-name="ce3" office:value-type="string" calcext:value-type="string">
            <text:p>Neha Narula</text:p>
          </table:table-cell>
          <table:table-cell table:style-name="ce3" office:value-type="string" calcext:value-type="string">
            <text:p>narula@gmail.com</text:p>
          </table:table-cell>
          <table:table-cell table:style-name="ce3" office:value-type="string" calcext:value-type="string">
            <text:p>Director, Digital Currency Initiative</text:p>
          </table:table-cell>
          <table:table-cell table:style-name="ce4" office:value-type="string" calcext:value-type="string">
            <text:p><text:a xlink:href="http://nehanarula.org/bio" xlink:type="simple">http://nehanarula.org/bio</text:a></text:p>
          </table:table-cell>
          <table:table-cell table:style-name="ce4" office:value-type="string" calcext:value-type="string">
            <text:p><text:a xlink:href="http://nehanarula.org/assets/headshot.jpg" xlink:type="simple">http://nehanarula.org/assets/headshot.jpg</text:a></text:p>
          </table:table-cell>
          <table:table-cell table:style-name="ce3" office:value-type="string" calcext:value-type="string">
            <text:p>Presentation, Panel Discussion</text:p>
          </table:table-cell>
          <table:table-cell table:style-name="ce3" office:value-type="string" calcext:value-type="string">
            <text:p>still thinking about this.</text:p>
          </table:table-cell>
          <table:table-cell table:number-columns-repeated="2"/>
          <table:table-cell table:style-name="ce3" office:value-type="string" calcext:value-type="string">
            <text:p>Full weekend (April 3 &amp; 4, 2021)</text:p>
          </table:table-cell>
          <table:table-cell table:number-columns-repeated="1013"/>
        </table:table-row>
        <table:table-row table:style-name="ro1">
          <table:table-cell table:style-name="ce2" office:value-type="date" office:date-value="2021-02-22T16:48:31.68" calcext:value-type="date">
            <text:p>2/22/2021 16:48:32</text:p>
          </table:table-cell>
          <table:table-cell table:style-name="ce3" office:value-type="string" calcext:value-type="string">
            <text:p>Pieter Wuille</text:p>
          </table:table-cell>
          <table:table-cell table:style-name="ce3" office:value-type="string" calcext:value-type="string">
            <text:p>pieter@wuille.net</text:p>
          </table:table-cell>
          <table:table-cell table:style-name="ce3" office:value-type="string" calcext:value-type="string">
            <text:p>Engineer, Chaincode Labs</text:p>
          </table:table-cell>
          <table:table-cell table:style-name="ce3" office:value-type="string" calcext:value-type="string">
            <text:p>Pieter discovered Bitcoin in December 2010 and started contributing code to the project in May 2011. Since then, he has written significant parts of the reference client’s code, in particular, to improve performance and code organization. In addition to authoring and co-authoring 16 Bitcoin Improvement Proposals, Pieter contributed to the design of Miniscript, and co-authored papers on MuSig and Bulletproof, and contributed to libraries like libsecp256k1, ctaes, and minisketch. Before Chaincode, Pieter was a co-founder and Core Engineer at Blockstream and worked as a Site Reliability Engineer at Google. Pieter received his Ph.D. in Computer Science at the University of Leuven, where he focused on programming language design.</text:p>
          </table:table-cell>
          <table:table-cell table:style-name="ce4" office:value-type="string" calcext:value-type="string">
            <text:p><text:a xlink:href="https://pbs.twimg.com/profile_images/1264051937172836353/n7gHdLbB_400x400.jpg" xlink:type="simple">https://pbs.twimg.com/profile_images/1264051937172836353/n7gHdLbB_400x400.jpg</text:a></text:p>
          </table:table-cell>
          <table:table-cell table:style-name="ce3" office:value-type="string" calcext:value-type="string">
            <text:p>Panel Discussion</text:p>
          </table:table-cell>
          <table:table-cell table:style-name="ce3" office:value-type="string" calcext:value-type="string">
            <text:p>No concrete ideas, but there are lots of things I'm happy to discuss. Please consult with me first, though.</text:p>
          </table:table-cell>
          <table:table-cell table:number-columns-repeated="2"/>
          <table:table-cell table:style-name="ce3" office:value-type="string" calcext:value-type="string">
            <text:p>Full weekend (April 3 &amp; 4, 2021)</text:p>
          </table:table-cell>
          <table:table-cell table:number-columns-repeated="1013"/>
        </table:table-row>
        <table:table-row table:style-name="ro1">
          <table:table-cell table:style-name="ce2" office:value-type="date" office:date-value="2021-02-22T19:18:24.106" calcext:value-type="date">
            <text:p>2/22/2021 19:18:24</text:p>
          </table:table-cell>
          <table:table-cell table:style-name="ce3" office:value-type="string" calcext:value-type="string">
            <text:p>Robleh Ali</text:p>
          </table:table-cell>
          <table:table-cell table:style-name="ce3" office:value-type="string" calcext:value-type="string">
            <text:p>robleh@wadagso.com</text:p>
          </table:table-cell>
          <table:table-cell table:style-name="ce3" office:value-type="string" calcext:value-type="string">
            <text:p>General Manager, Wadagso </text:p>
          </table:table-cell>
          <table:table-cell table:style-name="ce3" office:value-type="string" calcext:value-type="string">
            <text:p>Robleh Ali is a founder of Wadagso Inc a specialist company offering software engineering and public policy expertise to design, build and performance test central bank digital currency (CBDC) and associated next generation financial market infrastructure.</text:p>
            <text:p/>
            <text:p>Before starting Wadagso, Robleh led the CBDC research at the MIT  Digital Currency Initiative and prior to that he led the digital currency work for the Bank of England. </text:p>
          </table:table-cell>
          <table:table-cell table:style-name="ce4" office:value-type="string" calcext:value-type="string">
            <text:p><text:a xlink:href="https://imgur.com/a/bk31lXR" xlink:type="simple">https://imgur.com/a/bk31lXR</text:a></text:p>
          </table:table-cell>
          <table:table-cell table:style-name="ce3" office:value-type="string" calcext:value-type="string">
            <text:p>Panel Discussion</text:p>
          </table:table-cell>
          <table:table-cell table:style-name="ce3" office:value-type="string" calcext:value-type="string">
            <text:p>Central bank digital currency, financial market infrastructure</text:p>
          </table:table-cell>
          <table:table-cell table:style-name="ce3" office:value-type="string" calcext:value-type="string">
            <text:p>Yes, I was on a panel at the expo last year</text:p>
          </table:table-cell>
          <table:table-cell table:style-name="ce3" office:value-type="string" calcext:value-type="string">
            <text:p>No</text:p>
          </table:table-cell>
          <table:table-cell table:style-name="ce3" office:value-type="string" calcext:value-type="string">
            <text:p>Only April 3, 2021</text:p>
          </table:table-cell>
          <table:table-cell table:number-columns-repeated="1013"/>
        </table:table-row>
        <table:table-row table:style-name="ro1">
          <table:table-cell table:style-name="ce2" office:value-type="date" office:date-value="2021-02-24T09:58:53.299" calcext:value-type="date">
            <text:p>2/24/2021 9:58:53</text:p>
          </table:table-cell>
          <table:table-cell table:style-name="ce3" office:value-type="string" calcext:value-type="string">
            <text:p>Jim Cunha</text:p>
          </table:table-cell>
          <table:table-cell table:style-name="ce3" office:value-type="string" calcext:value-type="string">
            <text:p>jim.cunha@bos.frb.org</text:p>
          </table:table-cell>
          <table:table-cell table:style-name="ce3" office:value-type="string" calcext:value-type="string">
            <text:p>Federal Reserve Bank of Boston, SVP</text:p>
          </table:table-cell>
          <table:table-cell table:style-name="ce3" office:value-type="string" calcext:value-type="string">
            <text:p>Will send via email and you can shorten. </text:p>
          </table:table-cell>
          <table:table-cell table:style-name="ce3" office:value-type="string" calcext:value-type="string">
            <text:p>Will send via email</text:p>
          </table:table-cell>
          <table:table-cell table:style-name="ce3" office:value-type="string" calcext:value-type="string">
            <text:p>Presentation</text:p>
          </table:table-cell>
          <table:table-cell table:style-name="ce3" office:value-type="string" calcext:value-type="string">
            <text:p>Fed/MIT CBDC technical research, CBDC initiatives around the world, CBDC challenging design/policy tradeoffs (some of these can be combined depending on time). <text:s/></text:p>
          </table:table-cell>
          <table:table-cell table:style-name="ce3" office:value-type="string" calcext:value-type="string">
            <text:p>Yes. <text:s/>Let's discuss separately </text:p>
          </table:table-cell>
          <table:table-cell table:style-name="ce3" office:value-type="string" calcext:value-type="string">
            <text:p>NO</text:p>
          </table:table-cell>
          <table:table-cell table:style-name="ce3" office:value-type="string" calcext:value-type="string">
            <text:p>Only April 3, 2021</text:p>
          </table:table-cell>
          <table:table-cell table:number-columns-repeated="1013"/>
        </table:table-row>
        <table:table-row table:style-name="ro1">
          <table:table-cell table:style-name="ce2" office:value-type="date" office:date-value="2021-02-24T17:12:39.65" calcext:value-type="date">
            <text:p>2/24/2021 17:12:40</text:p>
          </table:table-cell>
          <table:table-cell table:style-name="ce3" office:value-type="string" calcext:value-type="string">
            <text:p>Kimberly Grauer</text:p>
          </table:table-cell>
          <table:table-cell table:style-name="ce3" office:value-type="string" calcext:value-type="string">
            <text:p>grauer@chainalysis.com</text:p>
          </table:table-cell>
          <table:table-cell table:style-name="ce3" office:value-type="string" calcext:value-type="string">
            <text:p>Head of Research</text:p>
          </table:table-cell>
          <table:table-cell table:style-name="ce3" office:value-type="string" calcext:value-type="string">
            <text:p>Kim is an economist trained at the London School of Economics with previous experience working in the economics development arm of the NYC Majors Office.</text:p>
          </table:table-cell>
          <table:table-cell table:style-name="ce4" office:value-type="string" calcext:value-type="string">
            <text:p><text:a xlink:href="https://imgur.com/a/TISw224" xlink:type="simple">https://imgur.com/a/TISw224</text:a></text:p>
          </table:table-cell>
          <table:table-cell table:style-name="ce3" office:value-type="string" calcext:value-type="string">
            <text:p>Presentation, Panel Discussion</text:p>
          </table:table-cell>
          <table:table-cell table:style-name="ce3" office:value-type="string" calcext:value-type="string">
            <text:p>1. cryptocrime, 2. geographic insights</text:p>
          </table:table-cell>
          <table:table-cell table:style-name="ce4" office:value-type="string" calcext:value-type="string">
            <text:p><text:a xlink:href="https://go.chainalysis.com/2020-Crypto-Crime-Report.html" xlink:type="simple">https://go.chainalysis.com/2020-Crypto-Crime-Report.html</text:a></text:p>
          </table:table-cell>
          <table:table-cell/>
          <table:table-cell table:style-name="ce3" office:value-type="string" calcext:value-type="string">
            <text:p>Full weekend (April 3 &amp; 4, 2021)</text:p>
          </table:table-cell>
          <table:table-cell table:number-columns-repeated="1013"/>
        </table:table-row>
        <table:table-row table:style-name="ro1">
          <table:table-cell table:style-name="ce2" office:value-type="date" office:date-value="2021-02-28T18:59:58.309" calcext:value-type="date">
            <text:p>2/28/2021 18:59:58</text:p>
          </table:table-cell>
          <table:table-cell table:style-name="ce3" office:value-type="string" calcext:value-type="string">
            <text:p>Bryan Bishop</text:p>
          </table:table-cell>
          <table:table-cell table:style-name="ce3" office:value-type="string" calcext:value-type="string">
            <text:p>bryan@avantibank.com</text:p>
          </table:table-cell>
          <table:table-cell table:style-name="ce3" office:value-type="string" calcext:value-type="string">
            <text:p>CTO, Avanti Bank &amp; Trust</text:p>
          </table:table-cell>
          <table:table-cell table:style-name="ce3" office:value-type="string" calcext:value-type="string">
            <text:p>Bryan Bishop has a background in software engineering, bitcoin, and genetic engineering/biohacking. Bryan Bishop is currently CTO at Avanti Bank &amp; Trust. </text:p>
          </table:table-cell>
          <table:table-cell table:style-name="ce3" office:value-type="string" calcext:value-type="string">
            <text:p>From my linkedin profile - https://media-exp1.licdn.com/dms/image/C4E03AQHHdEEVagTqEQ/profile-displayphoto-shrink_800_800/0/1596309451020?e=1620259200&amp;v=beta&amp;t=I-vWFoAzuFi4nIhvLJqHpDvf3TqovRGCOn_4FjYHT3U</text:p>
          </table:table-cell>
          <table:table-cell table:style-name="ce3" office:value-type="string" calcext:value-type="string">
            <text:p>Presentation, Panel Discussion</text:p>
          </table:table-cell>
          <table:table-cell table:style-name="ce3" office:value-type="string" calcext:value-type="string">
            <text:p>travel rule (technical details); history of the alert key and its disclosure; <text:s/>bitcoin transcripts; open to other ideas.</text:p>
          </table:table-cell>
          <table:table-cell/>
          <table:table-cell table:style-name="ce3" office:value-type="string" calcext:value-type="string">
            <text:p>Socratic Seminar</text:p>
          </table:table-cell>
          <table:table-cell table:style-name="ce3" office:value-type="string" calcext:value-type="string">
            <text:p>Full weekend (April 3 &amp; 4, 2021)</text:p>
          </table:table-cell>
          <table:table-cell table:number-columns-repeated="1013"/>
        </table:table-row>
        <table:table-row table:style-name="ro1">
          <table:table-cell table:style-name="ce2" office:value-type="date" office:date-value="2021-03-02T12:23:22.385" calcext:value-type="date">
            <text:p>3/2/2021 12:23:22</text:p>
          </table:table-cell>
          <table:table-cell table:style-name="ce3" office:value-type="string" calcext:value-type="string">
            <text:p>Sacha Ghebali</text:p>
          </table:table-cell>
          <table:table-cell table:style-name="ce3" office:value-type="string" calcext:value-type="string">
            <text:p>ghebali@alum.mit.edu</text:p>
          </table:table-cell>
          <table:table-cell table:style-name="ce3" office:value-type="string" calcext:value-type="string">
            <text:p>US Operations and Data Analytics Lead at Kaiko</text:p>
          </table:table-cell>
          <table:table-cell table:style-name="ce3" office:value-type="string" calcext:value-type="string">
            <text:p>Sacha Ghebali is US Operations and Data Analytics Lead at Kaiko, a digital assets market data provider. He carried out research on the economics of mining bitcoin and more recently on crypto market microstructure. Previously, Sacha was an aerospace engineer and received his PhD in aeronautics from Imperial College London.</text:p>
          </table:table-cell>
          <table:table-cell table:style-name="ce4" office:value-type="string" calcext:value-type="string">
            <text:p><text:a xlink:href="https://www.elev8con.com/wp-content/uploads/2019/11/Approved-Speaker-Sacha-Ghebali-ELEV8-Las-Vegas-19-.jpg" xlink:type="simple">https://www.elev8con.com/wp-content/uploads/2019/11/Approved-Speaker-Sacha-Ghebali-ELEV8-Las-Vegas-19-.jpg</text:a></text:p>
          </table:table-cell>
          <table:table-cell table:style-name="ce3" office:value-type="string" calcext:value-type="string">
            <text:p>Panel Moderator</text:p>
          </table:table-cell>
          <table:table-cell table:style-name="ce3" office:value-type="string" calcext:value-type="string">
            <text:p>Mining panel</text:p>
          </table:table-cell>
          <table:table-cell table:style-name="ce3" office:value-type="string" calcext:value-type="string">
            <text:p>Research on bitcoin mining with the DCI and Fidelity in 2018-2019.</text:p>
          </table:table-cell>
          <table:table-cell/>
          <table:table-cell table:style-name="ce3" office:value-type="string" calcext:value-type="string">
            <text:p>Full weekend (April 3 &amp; 4, 2021)</text:p>
          </table:table-cell>
          <table:table-cell table:number-columns-repeated="1013"/>
        </table:table-row>
        <table:table-row table:style-name="ro1">
          <table:table-cell table:style-name="ce2" office:value-type="date" office:date-value="2021-03-02T13:14:27.838" calcext:value-type="date">
            <text:p>3/2/2021 13:14:28</text:p>
          </table:table-cell>
          <table:table-cell table:style-name="ce3" office:value-type="string" calcext:value-type="string">
            <text:p>Brian Wright</text:p>
          </table:table-cell>
          <table:table-cell table:style-name="ce3" office:value-type="string" calcext:value-type="string">
            <text:p>brian.wright@fmr.com</text:p>
          </table:table-cell>
          <table:table-cell table:style-name="ce3" office:value-type="string" calcext:value-type="string">
            <text:p>Director, Bitcoin Mining at Fidelity Investments</text:p>
          </table:table-cell>
          <table:table-cell table:style-name="ce3" office:value-type="string" calcext:value-type="string">
            <text:p>I am Director of Bitcoin Mining at Fidelity's Center for Applied Technology. I lead and manage our current mining operation and am currently working on growing Fidelity's mining operations. I'm also interested in research and am currently working on a number of proof-of-concepts and research ideas related to Bitcoin and Bitcoin mining.</text:p>
          </table:table-cell>
          <table:table-cell table:style-name="ce4" office:value-type="string" calcext:value-type="string">
            <text:p><text:a xlink:href="https://imgur.com/vbMWqcB" xlink:type="simple">https://imgur.com/vbMWqcB</text:a></text:p>
          </table:table-cell>
          <table:table-cell table:style-name="ce3" office:value-type="string" calcext:value-type="string">
            <text:p>Panel Discussion</text:p>
          </table:table-cell>
          <table:table-cell table:style-name="ce3" office:value-type="string" calcext:value-type="string">
            <text:p>Bitcoin Mining</text:p>
          </table:table-cell>
          <table:table-cell table:style-name="ce4" office:value-type="string" calcext:value-type="string">
            <text:p><text:a xlink:href="https://fcatalyst.com/our_work" xlink:type="simple">https://fcatalyst.com/our_work</text:a></text:p>
          </table:table-cell>
          <table:table-cell/>
          <table:table-cell table:style-name="ce3" office:value-type="string" calcext:value-type="string">
            <text:p>The best time for me would be the morning of April 4th</text:p>
          </table:table-cell>
          <table:table-cell table:number-columns-repeated="1013"/>
        </table:table-row>
        <table:table-row table:style-name="ro1">
          <table:table-cell table:style-name="ce2" office:value-type="date" office:date-value="2021-03-04T17:30:19.638" calcext:value-type="date">
            <text:p>3/4/2021 17:30:20</text:p>
          </table:table-cell>
          <table:table-cell table:style-name="ce3" office:value-type="string" calcext:value-type="string">
            <text:p>AJ Scalia</text:p>
          </table:table-cell>
          <table:table-cell table:style-name="ce3" office:value-type="string" calcext:value-type="string">
            <text:p>antonin.scalia@galaxydigital.io</text:p>
          </table:table-cell>
          <table:table-cell table:style-name="ce3" office:value-type="string" calcext:value-type="string">
            <text:p>Bitcoin Mining at Galaxy Digital</text:p>
          </table:table-cell>
          <table:table-cell table:style-name="ce3" office:value-type="string" calcext:value-type="string">
            <text:p>AJ works on Galaxy Digital’s mining team, where he focuses on developing financial products around bitcoin mining. Prior to joining Galaxy, AJ worked in J.P. Morgan’s technology investment banking practice in New York.</text:p>
          </table:table-cell>
          <table:table-cell table:style-name="ce4" office:value-type="string" calcext:value-type="string">
            <text:p><text:a xlink:href="https://imgur.com/a/6D0ms79" xlink:type="simple">https://imgur.com/a/6D0ms79</text:a></text:p>
          </table:table-cell>
          <table:table-cell table:style-name="ce3" office:value-type="string" calcext:value-type="string">
            <text:p>Panel Discussion</text:p>
          </table:table-cell>
          <table:table-cell table:style-name="ce3" office:value-type="string" calcext:value-type="string">
            <text:p>(1) Convergence of energy generation and bitcoin mining. Why it makes sense for energy producers to mine bitcoin and for bitcoin miners to own their generation. (2) Institutionalization of mining. Increased interest from institutional investors and traditional energy companies. Emerging risk management products for institutional miners. (3) Dispelling energy FUD. Rejecting the “energy waste” narrative. Bitcoin mining + renewables. Bitcoin mining as a grid balancer</text:p>
          </table:table-cell>
          <table:table-cell table:number-columns-repeated="2" table:style-name="ce3" office:value-type="string" calcext:value-type="string">
            <text:p>n/a</text:p>
          </table:table-cell>
          <table:table-cell table:style-name="ce3" office:value-type="string" calcext:value-type="string">
            <text:p>Full weekend (April 3 &amp; 4, 2021)</text:p>
          </table:table-cell>
          <table:table-cell table:number-columns-repeated="1013"/>
        </table:table-row>
        <table:table-row table:style-name="ro1">
          <table:table-cell table:style-name="ce2" office:value-type="date" office:date-value="2021-03-05T14:17:49.436" calcext:value-type="date">
            <text:p>3/5/2021 14:17:49</text:p>
          </table:table-cell>
          <table:table-cell table:style-name="ce3" office:value-type="string" calcext:value-type="string">
            <text:p>Jimmy Song</text:p>
          </table:table-cell>
          <table:table-cell table:style-name="ce3" office:value-type="string" calcext:value-type="string">
            <text:p>jaejoon@gmail.com</text:p>
          </table:table-cell>
          <table:table-cell table:style-name="ce3" office:value-type="string" calcext:value-type="string">
            <text:p>Author of Programming Bitcoin</text:p>
          </table:table-cell>
          <table:table-cell table:style-name="ce3" office:value-type="string" calcext:value-type="string">
            <text:p>Jimmy Song is a Bitcoin developer, educator and entrepreneur. He's an open source contributor to many different Bitcoin projects and is the author of Programming Bitcoin from O'Reilly, The Little Bitcoin Book and Thank God for Bitcoin. Jimmy writes a weekly newsletter, Bitcoin Tech Talk and has a podcast Bitcoin Fixes This</text:p>
          </table:table-cell>
          <table:table-cell table:style-name="ce3" office:value-type="string" calcext:value-type="string">
            <text:p>https://pbs.twimg.com/profile_images/1131685846481088512/42UPDKnB_400x400.png (please email for a bigger file)</text:p>
          </table:table-cell>
          <table:table-cell table:style-name="ce3" office:value-type="string" calcext:value-type="string">
            <text:p>Presentation, Panel Discussion</text:p>
          </table:table-cell>
          <table:table-cell table:style-name="ce3" office:value-type="string" calcext:value-type="string">
            <text:p>Programming, Bitcoin, Economics of Bitcoin, Moral Argument for Bitcoin</text:p>
          </table:table-cell>
          <table:table-cell/>
          <table:table-cell table:style-name="ce3" office:value-type="string" calcext:value-type="string">
            <text:p>Use clubhouse for Q&amp;A after the panel/presentation.</text:p>
          </table:table-cell>
          <table:table-cell table:style-name="ce3" office:value-type="string" calcext:value-type="string">
            <text:p>Apr 3 should be fine. Apr 4 is Easter so I'll be out for most of the morning.</text:p>
          </table:table-cell>
          <table:table-cell table:number-columns-repeated="1013"/>
        </table:table-row>
        <table:table-row table:style-name="ro1">
          <table:table-cell table:style-name="ce2" office:value-type="date" office:date-value="2021-03-07T23:57:58.847" calcext:value-type="date">
            <text:p>3/7/2021 23:57:59</text:p>
          </table:table-cell>
          <table:table-cell table:style-name="ce3" office:value-type="string" calcext:value-type="string">
            <text:p>Michael Perklin</text:p>
          </table:table-cell>
          <table:table-cell table:style-name="ce3" office:value-type="string" calcext:value-type="string">
            <text:p>michael@shapeshift.io</text:p>
          </table:table-cell>
          <table:table-cell table:style-name="ce3" office:value-type="string" calcext:value-type="string">
            <text:p>Chief Information Security Officer, ShapeShift.com</text:p>
          </table:table-cell>
          <table:table-cell table:style-name="ce3" office:value-type="string" calcext:value-type="string">
            <text:p>Michael Perklin is a cryptocurrency security expert, having provided over a decade of contributions to the Bitcoin and cryptocurrency industry. He serves as CISO of ShapeShift, President of C4, and is the co-author of the CryptoCurrency Security Standard. Michael loves thinking about the future and figuring out new ways to break things.</text:p>
          </table:table-cell>
          <table:table-cell table:style-name="ce4" office:value-type="string" calcext:value-type="string">
            <text:p><text:a xlink:href="https://assets-global.website-files.com/5e715b75e87d6d40d6fc9ddf/5e7388577ea4ad35526234e9_Michael-J-Shoup-Headshot-1-819x1024.jpg" xlink:type="simple">https://assets-global.website-files.com/5e715b75e87d6d40d6fc9ddf/5e7388577ea4ad35526234e9_Michael-J-Shoup-Headshot-1-819x1024.jpg</text:a></text:p>
          </table:table-cell>
          <table:table-cell table:style-name="ce3" office:value-type="string" calcext:value-type="string">
            <text:p>Panel Discussion</text:p>
          </table:table-cell>
          <table:table-cell table:style-name="ce3" office:value-type="string" calcext:value-type="string">
            <text:p>Operational Security, Enterprise Security, A Blockchain Future and how we will interact with keys and data in the future</text:p>
          </table:table-cell>
          <table:table-cell table:style-name="ce3" office:value-type="string" calcext:value-type="string">
            <text:p>I've spoken at dozens of blockchain conferences.</text:p>
          </table:table-cell>
          <table:table-cell table:style-name="ce3" office:value-type="string" calcext:value-type="string">
            <text:p>I've enjoyed hosting blockchain trivia in the past and would be open to doing it again</text:p>
          </table:table-cell>
          <table:table-cell table:style-name="ce3" office:value-type="string" calcext:value-type="string">
            <text:p>Full weekend (April 3 &amp; 4, 2021)</text:p>
          </table:table-cell>
          <table:table-cell table:number-columns-repeated="1013"/>
        </table:table-row>
        <table:table-row table:style-name="ro1">
          <table:table-cell table:style-name="ce2" office:value-type="date" office:date-value="2021-03-09T15:11:01.912" calcext:value-type="date">
            <text:p>3/9/2021 15:11:02</text:p>
          </table:table-cell>
          <table:table-cell table:style-name="ce3" office:value-type="string" calcext:value-type="string">
            <text:p>Michael Saylor</text:p>
          </table:table-cell>
          <table:table-cell table:style-name="ce3" office:value-type="string" calcext:value-type="string">
            <text:p>broberts@microstrategy.com</text:p>
          </table:table-cell>
          <table:table-cell table:style-name="ce3" office:value-type="string" calcext:value-type="string">
            <text:p>Chairman &amp; CEO, MicroStrategy, Inc.</text:p>
          </table:table-cell>
          <table:table-cell table:style-name="ce3" office:value-type="string" calcext:value-type="string">
            <text:p>Mr. Saylor is a technologist, entrepreneur, business executive, philanthropist, and best-selling author. He currently serves as Chairman of the Board of Directors and Chief Executive Office of MicroStrategy, Inc. (MSTR). Since co-founding the company at the age of 24, Mr. Saylor has built MicroStrategy into a global leader in business intelligence, mobile software, and cloud-based services. In 2012, he authored The Mobile Wave: How Mobile Intelligence Will Change Everything, which earned a spot on The New York Times Best Sellers list. Mr. Saylor attended the Massachusetts Institute of Technology, receiving an S.B. in Aeronautics and Astronautics and an S.B. in Science, Technology, and Society.</text:p>
          </table:table-cell>
          <table:table-cell table:style-name="ce3" office:value-type="string" calcext:value-type="string">
            <text:p>Forwarded to Daniel Marquez.</text:p>
          </table:table-cell>
          <table:table-cell table:style-name="ce3" office:value-type="string" calcext:value-type="string">
            <text:p>Panel Discussion</text:p>
          </table:table-cell>
          <table:table-cell table:style-name="ce3" office:value-type="string" calcext:value-type="string">
            <text:p>Cryptocurrency and Bitcoin for corporations and personal investment.</text:p>
          </table:table-cell>
          <table:table-cell table:style-name="ce3" office:value-type="string" calcext:value-type="string">
            <text:p>Yes; resources provided to Daniel Marquez.</text:p>
          </table:table-cell>
          <table:table-cell/>
          <table:table-cell table:style-name="ce3" office:value-type="string" calcext:value-type="string">
            <text:p>Only April 4, 2021</text:p>
          </table:table-cell>
          <table:table-cell table:number-columns-repeated="1013"/>
        </table:table-row>
        <table:table-row table:style-name="ro1">
          <table:table-cell table:style-name="ce2" office:value-type="date" office:date-value="2021-03-09T16:34:08.6" calcext:value-type="date">
            <text:p>3/9/2021 16:34:09</text:p>
          </table:table-cell>
          <table:table-cell table:style-name="ce3" office:value-type="string" calcext:value-type="string">
            <text:p>Gloria Zhao</text:p>
          </table:table-cell>
          <table:table-cell table:style-name="ce3" office:value-type="string" calcext:value-type="string">
            <text:p>gloriajzhao@gmail.com</text:p>
          </table:table-cell>
          <table:table-cell table:style-name="ce3" office:value-type="string" calcext:value-type="string">
            <text:p>Bitcoin Core Developer, Fellow at Brink</text:p>
          </table:table-cell>
          <table:table-cell table:style-name="ce3" office:value-type="string" calcext:value-type="string">
            <text:p>Gloria is currently working on package validation/relay in Bitcoin Core. She just graduated from UC Berkeley in December and was previously president of Blockchain at Berkeley.</text:p>
          </table:table-cell>
          <table:table-cell table:style-name="ce4" office:value-type="string" calcext:value-type="string">
            <text:p><text:a xlink:href="https://imgur.com/a/2F8lOON" xlink:type="simple">https://imgur.com/a/2F8lOON</text:a></text:p>
          </table:table-cell>
          <table:table-cell table:style-name="ce3" office:value-type="string" calcext:value-type="string">
            <text:p>Panel Discussion</text:p>
          </table:table-cell>
          <table:table-cell table:style-name="ce3" office:value-type="string" calcext:value-type="string">
            <text:p>package relay: a p2p protocol improvement that strengthens fee-bumping. critical when mempools fill up and it becomes otherwise impossible to fee-bump time-sensitive, purged transactions using CPFP.</text:p>
            <text:p>package mempool accept (what i'm currently working on): a prerequisite for package relay, i.e. enabling mempool validation for packages. Largely focused on protecting against DoS.</text:p>
            <text:p>I mostly hang out in mempool and validation within the codebase.</text:p>
          </table:table-cell>
          <table:table-cell table:style-name="ce4" office:value-type="string" calcext:value-type="string">
            <text:p><text:a xlink:href="https://brink.dev/blog/2021/01/21/fellowship-project-package-accept/" xlink:type="simple">https://brink.dev/blog/2021/01/21/fellowship-project-package-accept/</text:a></text:p>
          </table:table-cell>
          <table:table-cell/>
          <table:table-cell table:style-name="ce3" office:value-type="string" calcext:value-type="string">
            <text:p>Full weekend (April 3 &amp; 4, 2021)</text:p>
          </table:table-cell>
          <table:table-cell table:number-columns-repeated="1013"/>
        </table:table-row>
        <table:table-row table:style-name="ro1">
          <table:table-cell table:style-name="ce2" office:value-type="date" office:date-value="2021-03-10T02:37:59.159" calcext:value-type="date">
            <text:p>3/10/2021 2:37:59</text:p>
          </table:table-cell>
          <table:table-cell table:style-name="ce3" office:value-type="string" calcext:value-type="string">
            <text:p>David Vorick</text:p>
          </table:table-cell>
          <table:table-cell table:style-name="ce3" office:value-type="string" calcext:value-type="string">
            <text:p>david@sia.tech</text:p>
          </table:table-cell>
          <table:table-cell table:style-name="ce3" office:value-type="string" calcext:value-type="string">
            <text:p>Skynet Labs CEO</text:p>
          </table:table-cell>
          <table:table-cell table:style-name="ce3" office:value-type="string" calcext:value-type="string">
            <text:p>Lead developer of Skynet, a next generation cloud service for people who want to control their own data. Bitcoin researcher since 2011 and long time Bitcoin and cryptocurrency advocate.</text:p>
          </table:table-cell>
          <table:table-cell table:style-name="ce4" office:value-type="string" calcext:value-type="string">
            <text:p><text:a xlink:href="https://imgur.com/j8A1FzS" xlink:type="simple">https://imgur.com/j8A1FzS</text:a></text:p>
          </table:table-cell>
          <table:table-cell table:style-name="ce3" office:value-type="string" calcext:value-type="string">
            <text:p>Presentation</text:p>
          </table:table-cell>
          <table:table-cell table:style-name="ce3" office:value-type="string" calcext:value-type="string">
            <text:p>SkyDB - mutable data that can be stored on Skynet and used to create apps like a decentralized dropbox, and do things like give users a single universal sign-in for the Internet.</text:p>
            <text:p/>
            <text:p>Plan is to give a more technical talk, explaining how everything works.</text:p>
          </table:table-cell>
          <table:table-cell table:style-name="ce4" office:value-type="string" calcext:value-type="string">
            <text:p><text:a xlink:href="https://blog.sia.tech/a-deep-dive-into-skynet-a0fa037feea" xlink:type="simple">https://blog.sia.tech/a-deep-dive-into-skynet-a0fa037feea</text:a></text:p>
          </table:table-cell>
          <table:table-cell table:style-name="ce3" office:value-type="string" calcext:value-type="string">
            <text:p>no</text:p>
          </table:table-cell>
          <table:table-cell table:style-name="ce3" office:value-type="string" calcext:value-type="string">
            <text:p>Full weekend (April 3 &amp; 4, 2021)</text:p>
          </table:table-cell>
          <table:table-cell table:number-columns-repeated="1013"/>
        </table:table-row>
        <table:table-row table:style-name="ro1">
          <table:table-cell table:style-name="ce2" office:value-type="date" office:date-value="2021-03-10T11:21:18.757" calcext:value-type="date">
            <text:p>3/10/2021 11:21:19</text:p>
          </table:table-cell>
          <table:table-cell table:style-name="ce3" office:value-type="string" calcext:value-type="string">
            <text:p>Robert Margolis</text:p>
          </table:table-cell>
          <table:table-cell table:style-name="ce3" office:value-type="string" calcext:value-type="string">
            <text:p>rob@blockfi.com</text:p>
          </table:table-cell>
          <table:table-cell table:style-name="ce3" office:value-type="string" calcext:value-type="string">
            <text:p>Director, Global Digital Markets</text:p>
          </table:table-cell>
          <table:table-cell table:style-name="ce3" office:value-type="string" calcext:value-type="string">
            <text:p>Rob Margolis is a Director on the Global Digital Markets desk at BlockFi where he leads the firm's efforts in the crypto native space. Prior to BlockFi, Rob headed institutional sales at LedgerX which was the first CFTC approved exchange and clearinghouse for physically-delivered options on BTC. He began his career at Goldman Sachs in the Investment Management Division, primarily focused on equity derivative sales and fixed income portfolio management.</text:p>
          </table:table-cell>
          <table:table-cell table:style-name="ce4" office:value-type="string" calcext:value-type="string">
            <text:p><text:a xlink:href="https://imgur.com/a/P7G8Rnq" xlink:type="simple">https://imgur.com/a/P7G8Rnq</text:a></text:p>
          </table:table-cell>
          <table:table-cell table:style-name="ce3" office:value-type="string" calcext:value-type="string">
            <text:p>Panel Discussion</text:p>
          </table:table-cell>
          <table:table-cell table:style-name="ce3" office:value-type="string" calcext:value-type="string">
            <text:p>Institutionalization of Digital Assets, BTC Mining, or institutional approach to DeFi</text:p>
          </table:table-cell>
          <table:table-cell table:number-columns-repeated="2"/>
          <table:table-cell table:style-name="ce3" office:value-type="string" calcext:value-type="string">
            <text:p>Full weekend (April 3 &amp; 4, 2021)</text:p>
          </table:table-cell>
          <table:table-cell table:number-columns-repeated="1013"/>
        </table:table-row>
        <table:table-row table:style-name="ro1">
          <table:table-cell table:style-name="ce2" office:value-type="date" office:date-value="2021-03-11T20:23:17.497" calcext:value-type="date">
            <text:p>3/11/2021 20:23:17</text:p>
          </table:table-cell>
          <table:table-cell table:style-name="ce3" office:value-type="string" calcext:value-type="string">
            <text:p>Ethan Vera</text:p>
          </table:table-cell>
          <table:table-cell table:style-name="ce3" office:value-type="string" calcext:value-type="string">
            <text:p>ethan@luxor.tech</text:p>
          </table:table-cell>
          <table:table-cell table:style-name="ce3" office:value-type="string" calcext:value-type="string">
            <text:p>Co-Founder</text:p>
          </table:table-cell>
          <table:table-cell table:style-name="ce3" office:value-type="string" calcext:value-type="string">
            <text:p>Ethan is co-founder and CFO of Luxor Mining, a hashrate based platform, offering hashrate liquidation products to miners. Ethan also co-founded data website Hashrate Index.</text:p>
            <text:p/>
            <text:p>Before founding Luxor, Ethan was an investment banker at Goldman Sachs. Ethan advised MNCs on cross-border Asia M&amp;A transactions across the semiconductor, renewable energy, and internet industries. </text:p>
          </table:table-cell>
          <table:table-cell table:style-name="ce4" office:value-type="string" calcext:value-type="string">
            <text:p><text:a xlink:href="https://imgur.com/uaxBGX8" xlink:type="simple">https://imgur.com/uaxBGX8</text:a></text:p>
          </table:table-cell>
          <table:table-cell table:style-name="ce3" office:value-type="string" calcext:value-type="string">
            <text:p>Panel Discussion</text:p>
          </table:table-cell>
          <table:table-cell table:style-name="ce3" office:value-type="string" calcext:value-type="string">
            <text:p>Financialization of Hashrate, future of mining pools, ASIC markets</text:p>
          </table:table-cell>
          <table:table-cell table:style-name="ce3" office:value-type="string" calcext:value-type="string">
            <text:p>Yes I spoke at Consensus 2020, TFTC with Marty Bent, Hashr8 Podcast, Bitmain Conference and a few more</text:p>
          </table:table-cell>
          <table:table-cell/>
          <table:table-cell table:style-name="ce3" office:value-type="string" calcext:value-type="string">
            <text:p>Full weekend (April 3 &amp; 4, 2021)</text:p>
          </table:table-cell>
          <table:table-cell table:number-columns-repeated="1013"/>
        </table:table-row>
        <table:table-row table:style-name="ro1">
          <table:table-cell table:style-name="ce2" office:value-type="date" office:date-value="2021-03-13T18:57:31.722" calcext:value-type="date">
            <text:p>3/13/2021 18:57:32</text:p>
          </table:table-cell>
          <table:table-cell table:style-name="ce3" office:value-type="string" calcext:value-type="string">
            <text:p>Dan Held</text:p>
          </table:table-cell>
          <table:table-cell table:style-name="ce3" office:value-type="string" calcext:value-type="string">
            <text:p>contact@danheld.com</text:p>
          </table:table-cell>
          <table:table-cell table:style-name="ce3" office:value-type="string" calcext:value-type="string">
            <text:p>Director of Growth | Kraken</text:p>
          </table:table-cell>
          <table:table-cell table:style-name="ce3" office:value-type="string" calcext:value-type="string">
            <text:p>Dan is currently Growth lead at Kraken. His former company Interchange, a portfolio reconciliation tool for crypto institutional traders, was acquired by Kraken in 7/2019. Prior to that, he was at Uber on Rider Growth/Global Data. Before Uber, Dan built some of the most popular early crypto products including ChangeTip (acquired by AirBnB), and ZeroBlock (acquired by Blockchain.com in the second ever all Bitcoin acquisition). He was part of the original 2013 crypto meetup group in SF which was comprised with the founders of Kraken, Coinbase, Litecoin, and others.</text:p>
          </table:table-cell>
          <table:table-cell table:style-name="ce4" office:value-type="string" calcext:value-type="string">
            <text:p><text:a xlink:href="https://imgur.com/a/sHUrjOX" xlink:type="simple">https://imgur.com/a/sHUrjOX</text:a></text:p>
          </table:table-cell>
          <table:table-cell table:style-name="ce3" office:value-type="string" calcext:value-type="string">
            <text:p>Panel Discussion, Panel Moderator</text:p>
          </table:table-cell>
          <table:table-cell table:style-name="ce3" office:value-type="string" calcext:value-type="string">
            <text:p>Anything Bitcoin related :) preferably nothing deeply technical. </text:p>
          </table:table-cell>
          <table:table-cell table:number-columns-repeated="2"/>
          <table:table-cell table:style-name="ce3" office:value-type="string" calcext:value-type="string">
            <text:p>Full weekend (April 3 &amp; 4, 2021)</text:p>
          </table:table-cell>
          <table:table-cell table:number-columns-repeated="1013"/>
        </table:table-row>
        <table:table-row table:style-name="ro2" table:number-rows-repeated="104855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56" meta:object-count="0"/>
    <meta:generator>LibreOfficeDev/6.0.5.2$Linux_X86_64 LibreOffice_project/</meta:generator>
  </office:meta>
</office:document-meta>
</file>